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01000000BD286B06E958EBD5BE.png" manifest:media-type="image/png"/>
  <manifest:file-entry manifest:full-path="Pictures/10000201000001900000004747BA84A86208C1AF.png" manifest:media-type="image/png"/>
  <manifest:file-entry manifest:full-path="Pictures/1000020100000234000001C34618480F273EE2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1.878cm" svg:x="1.218cm" svg:y="1.3cm">
          <draw:image xlink:href="Pictures/10000201000001900000004747BA84A86208C1AF.png" xlink:type="simple" xlink:show="embed" xlink:actuate="onLoad" loext:mime-type="image/png">
            <text:p/>
          </draw:image>
        </draw:frame>
        <draw:frame draw:style-name="gr1" draw:text-style-name="P1" draw:layer="layout" svg:width="14.922cm" svg:height="11.932cm" svg:x="1.378cm" svg:y="7.668cm">
          <draw:image xlink:href="Pictures/1000020100000234000001C34618480F273EE225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4.669cm" svg:x="1.201cm" svg:y="3cm">
          <draw:image xlink:href="Pictures/1000020100000301000000BD286B06E958EBD5B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6:29:12.484707515</meta:creation-date>
    <dc:date>2020-02-13T16:49:28.702663006</dc:date>
    <meta:editing-duration>PT8M23S</meta:editing-duration>
    <meta:editing-cycles>2</meta:editing-cycles>
    <meta:generator>LibreOffice/6.3.4.2$Linux_X86_64 LibreOffice_project/30$Build-2</meta:generator>
    <meta:document-statistic meta:object-count="3"/>
  </office:meta>
</office:document-meta>
</file>